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7.6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25]" office:value-type="float" office:value="0" calcext:value-type="float">
            <text:p>0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26]" office:value-type="float" office:value="0" calcext:value-type="float">
            <text:p>0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27]" office:value-type="float" office:value="0" calcext:value-type="float">
            <text:p>0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NS</text:p>
          </table:table-cell>
          <table:table-cell table:style-name="ce5"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6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6]+[.I37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8]+[.I39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/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9]+[.I40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8]+[.I49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2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49]+[.I50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0]+[.I51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2]+[.I53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3]+[.I54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4]+[.I55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5]+[.I56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2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6]+[.I57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59]+[.I60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0]+[.I61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2]+[.I63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2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NS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4-03T20:04:07.918212310</dc:date>
    <meta:editing-cycles>53</meta:editing-cycles>
    <meta:editing-duration>PT16H20M22S</meta:editing-duration>
    <meta:document-statistic meta:table-count="3" meta:cell-count="6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